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 Medium" svg:font-family="'Inter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Roboto Mono" svg:font-family="'Roboto Mono', 'Courier New', Courier, monospac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1b48e0" officeooo:paragraph-rsid="001b48e0" style:font-size-asian="12pt" style:font-size-complex="12pt"/>
    </style:style>
    <style:style style:name="P2" style:family="paragraph" style:parent-style-name="Preformatted_20_Text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2d5e2e" officeooo:paragraph-rsid="002d5e2e" style:font-size-asian="12pt" style:font-size-complex="12pt"/>
    </style:style>
    <style:style style:name="P3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2d5e2e" officeooo:paragraph-rsid="002d5e2e" style:font-size-asian="12pt" style:font-size-complex="12pt"/>
    </style:style>
    <style:style style:name="P4" style:family="paragraph" style:parent-style-name="Preformatted_20_Text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2d5e2e" officeooo:paragraph-rsid="003a1071" style:font-size-asian="12pt" style:font-size-complex="12pt"/>
    </style:style>
    <style:style style:name="P5" style:family="paragraph" style:parent-style-name="Preformatted_20_Text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296fc6" officeooo:paragraph-rsid="00296fc6" style:font-size-asian="12pt" style:font-size-complex="12pt"/>
    </style:style>
    <style:style style:name="P6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style:font-size-asian="12pt" style:font-size-complex="12pt"/>
    </style:style>
    <style:style style:name="P7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paragraph-rsid="001b48e0" style:font-size-asian="12pt" style:font-size-complex="12pt"/>
    </style:style>
    <style:style style:name="P8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paragraph-rsid="0024eb17" style:font-size-asian="12pt" style:font-size-complex="12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style:font-size-asian="12pt" style:font-size-complex="12pt"/>
    </style:style>
    <style:style style:name="P10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paragraph-rsid="002d5e2e" style:font-size-asian="12pt" style:font-size-complex="12pt"/>
    </style:style>
    <style:style style:name="P11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paragraph-rsid="002ef993" style:font-size-asian="12pt" style:font-size-complex="12pt"/>
    </style:style>
    <style:style style:name="P12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paragraph-rsid="00309676" style:font-size-asian="12pt" style:font-size-complex="12pt"/>
    </style:style>
    <style:style style:name="P13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paragraph-rsid="00317f6e" style:font-size-asian="12pt" style:font-size-complex="12pt"/>
    </style:style>
    <style:style style:name="P14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paragraph-rsid="00325787" style:font-size-asian="12pt" style:font-size-complex="12pt"/>
    </style:style>
    <style:style style:name="P15" style:family="paragraph" style:parent-style-name="Preformatted_20_Text">
      <style:paragraph-properties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paragraph-rsid="003a1071" style:font-size-asian="12pt" style:font-size-complex="12pt"/>
    </style:style>
    <style:style style:name="P16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309676" officeooo:paragraph-rsid="00309676" style:font-size-asian="12pt" style:font-size-complex="12pt"/>
    </style:style>
    <style:style style:name="P17" style:family="paragraph" style:parent-style-name="Preformatted_20_Text">
      <style:paragraph-properties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3a1071" officeooo:paragraph-rsid="003a1071" style:font-size-asian="12pt" style:font-size-complex="12pt"/>
    </style:style>
    <style:style style:name="P18" style:family="paragraph" style:parent-style-name="Preformatted_20_Text">
      <style:paragraph-properties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3ba954" officeooo:paragraph-rsid="003ba954" style:font-size-asian="12pt" style:font-size-complex="12pt"/>
    </style:style>
    <style:style style:name="P19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bold" officeooo:rsid="002d5e2e" officeooo:paragraph-rsid="002d5e2e" style:font-size-asian="12pt" style:font-weight-asian="bold" style:font-size-complex="12pt" style:font-weight-complex="bold"/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style:use-window-font-color="true" loext:opacity="0%" style:font-name="Inter Medium" fo:font-size="12pt" fo:letter-spacing="normal" fo:font-style="normal" fo:font-weight="bold" style:font-size-asian="12pt" style:font-weight-asian="bold" style:font-size-complex="12pt" style:font-weight-complex="bold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style:use-window-font-color="true" loext:opacity="0%" style:font-name="Inter Medium" fo:font-size="12pt" fo:letter-spacing="normal" fo:font-style="normal" fo:font-weight="bold" officeooo:paragraph-rsid="001b48e0" style:font-size-asian="12pt" style:font-weight-asian="bold" style:font-size-complex="12pt" style:font-weight-complex="bold"/>
    </style:style>
    <style:style style:name="P22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bold" style:font-size-asian="12pt" style:font-weight-asian="bold" style:font-size-complex="12pt" style:font-weight-complex="bold"/>
    </style:style>
    <style:style style:name="P23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style="normal" fo:font-weight="bold" officeooo:paragraph-rsid="002d5e2e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bold" officeooo:rsid="00296fc6" officeooo:paragraph-rsid="00296fc6" style:font-size-asian="12pt" style:font-weight-asian="bold" style:font-size-complex="12pt" style:font-weight-complex="bold"/>
    </style:style>
    <style:style style:name="P25" style:family="paragraph" style:parent-style-name="Preformatted_20_Text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bold" officeooo:rsid="00296fc6" officeooo:paragraph-rsid="002d5e2e" style:font-size-asian="12pt" style:font-weight-asian="bold" style:font-size-complex="12pt" style:font-weight-complex="bold"/>
    </style:style>
    <style:style style:name="P26" style:family="paragraph" style:parent-style-name="Preformatted_20_Text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bold" officeooo:rsid="00296fc6" officeooo:paragraph-rsid="002ef993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officeooo:rsid="002d5e2e" officeooo:paragraph-rsid="002d5e2e" style:font-size-asian="12pt" style:font-size-complex="12pt"/>
    </style:style>
    <style:style style:name="P28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style:font-size-asian="12pt" style:font-size-complex="12pt"/>
    </style:style>
    <style:style style:name="P29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officeooo:paragraph-rsid="001b48e0" style:font-size-asian="12pt" style:font-size-complex="12pt"/>
    </style:style>
    <style:style style:name="P30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officeooo:paragraph-rsid="001f6186" style:font-size-asian="12pt" style:font-size-complex="12pt"/>
    </style:style>
    <style:style style:name="P31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officeooo:paragraph-rsid="001f6186" style:font-size-asian="12pt" style:font-size-complex="12pt"/>
    </style:style>
    <style:style style:name="P32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officeooo:paragraph-rsid="0024eb17" style:font-size-asian="12pt" style:font-size-complex="12pt"/>
    </style:style>
    <style:style style:name="P33" style:family="paragraph" style:parent-style-name="Preformatted_20_Text">
      <style:paragraph-properties fo:line-height="100%" fo:orphans="2" fo:widows="2"/>
      <style:text-properties fo:font-variant="normal" fo:text-transform="none" style:use-window-font-color="true" loext:opacity="0%" style:font-name="Inter Medium" fo:font-size="12pt" fo:letter-spacing="normal" style:font-size-asian="12pt" style:font-size-complex="12pt"/>
    </style:style>
    <style:style style:name="P34" style:family="paragraph" style:parent-style-name="Preformatted_20_Text">
      <style:paragraph-properties fo:margin-top="0cm" fo:margin-bottom="0.247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officeooo:paragraph-rsid="002d5e2e" style:font-size-asian="12pt" style:font-size-complex="12pt"/>
    </style:style>
    <style:style style:name="P35" style:family="paragraph" style:parent-style-name="Preformatted_20_Text">
      <style:paragraph-properties fo:line-height="100%" fo:orphans="2" fo:widows="2"/>
      <style:text-properties fo:font-variant="normal" fo:text-transform="none" style:use-window-font-color="true" loext:opacity="0%" style:font-name="Inter Medium" fo:font-size="12pt" fo:letter-spacing="normal" officeooo:paragraph-rsid="003a1071" style:font-size-asian="12pt" style:font-size-complex="12pt"/>
    </style:style>
    <style:style style:name="P36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weight="bold" style:font-size-asian="12pt" style:font-weight-asian="bold" style:font-size-complex="12pt" style:font-weight-complex="bold"/>
    </style:style>
    <style:style style:name="P37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weight="bold" officeooo:paragraph-rsid="001b48e0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weight="bold" officeooo:paragraph-rsid="0024eb17" style:font-size-asian="12pt" style:font-weight-asian="bold" style:font-size-complex="12pt" style:font-weight-complex="bold"/>
    </style:style>
    <style:style style:name="P39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weight="bold" officeooo:paragraph-rsid="001f6186" style:font-size-asian="12pt" style:font-weight-asian="bold" style:font-size-complex="12pt" style:font-weight-complex="bold"/>
    </style:style>
    <style:style style:name="P40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weight="bold" officeooo:paragraph-rsid="00309676" style:font-size-asian="12pt" style:font-weight-asian="bold" style:font-size-complex="12pt" style:font-weight-complex="bold"/>
    </style:style>
    <style:style style:name="P41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weight="bold" officeooo:paragraph-rsid="00317f6e" style:font-size-asian="12pt" style:font-weight-asian="bold" style:font-size-complex="12pt" style:font-weight-complex="bold"/>
    </style:style>
    <style:style style:name="P42" style:family="paragraph" style:parent-style-name="Preformatted_20_Text">
      <style:paragraph-properties fo:margin-top="0cm" fo:margin-bottom="0cm" style:contextual-spacing="false" fo:line-height="100%" fo:orphans="2" fo:widows="2"/>
      <style:text-properties fo:font-variant="normal" fo:text-transform="none" style:use-window-font-color="true" loext:opacity="0%" style:font-name="Inter Medium" fo:font-size="12pt" fo:letter-spacing="normal" fo:font-weight="bold" officeooo:paragraph-rsid="00325787" style:font-size-asian="12pt" style:font-weight-asian="bold" style:font-size-complex="12pt" style:font-weight-complex="bold"/>
    </style:style>
    <style:style style:name="P43" style:family="paragraph" style:parent-style-name="Preformatted_20_Text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weight="bold" officeooo:rsid="002d5e2e" officeooo:paragraph-rsid="002d5e2e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fo:font-variant="normal" fo:text-transform="none" style:use-window-font-color="true" loext:opacity="0%" style:font-name="Inter Medium" fo:font-size="16pt" fo:letter-spacing="normal" fo:font-style="normal" fo:font-weight="bold" officeooo:rsid="001b48e0" officeooo:paragraph-rsid="001b48e0" style:font-size-asian="16pt" style:font-weight-asian="bold" style:font-size-complex="16pt" style:font-weight-complex="bold"/>
    </style:style>
    <style:style style:name="P45" style:family="paragraph" style:parent-style-name="Preformatted_20_Text">
      <style:paragraph-properties fo:line-height="100%" fo:text-align="center" style:justify-single-word="false"/>
      <style:text-properties fo:font-variant="normal" fo:text-transform="none" style:use-window-font-color="true" loext:opacity="0%" style:font-name="Inter Medium" fo:font-size="16pt" fo:letter-spacing="normal" fo:font-style="normal" fo:font-weight="bold" officeooo:rsid="002d5e2e" officeooo:paragraph-rsid="002d5e2e" style:font-size-asian="16pt" style:font-weight-asian="bold" style:font-size-complex="16pt" style:font-weight-complex="bold"/>
    </style:style>
    <style:style style:name="P46" style:family="paragraph" style:parent-style-name="Preformatted_20_Text">
      <style:paragraph-properties fo:margin-top="0cm" fo:margin-bottom="0.247cm" style:contextual-spacing="false" fo:line-height="100%" fo:orphans="2" fo:widows="2"/>
      <style:text-properties style:use-window-font-color="true" loext:opacity="0%" style:font-name="Inter Medium" fo:font-size="12pt" style:font-size-asian="12pt" style:font-size-complex="12pt"/>
    </style:style>
    <style:style style:name="P47" style:family="paragraph" style:parent-style-name="Preformatted_20_Text">
      <style:paragraph-properties fo:line-height="100%" fo:orphans="2" fo:widows="2"/>
      <style:text-properties style:use-window-font-color="true" loext:opacity="0%" style:font-name="Inter Medium" fo:font-size="12pt" style:font-size-asian="12pt" style:font-size-complex="12pt"/>
    </style:style>
    <style:style style:name="P48" style:family="paragraph" style:parent-style-name="Preformatted_20_Text">
      <style:paragraph-properties fo:margin-top="0cm" fo:margin-bottom="0.247cm" style:contextual-spacing="false" fo:line-height="100%" fo:orphans="2" fo:widows="2"/>
      <style:text-properties style:use-window-font-color="true" loext:opacity="0%" style:font-name="Inter Medium" fo:font-size="12pt" officeooo:paragraph-rsid="002d5e2e" style:font-size-asian="12pt" style:font-size-complex="12pt"/>
    </style:style>
    <style:style style:name="P49" style:family="paragraph" style:parent-style-name="Preformatted_20_Text">
      <style:paragraph-properties fo:margin-top="0cm" fo:margin-bottom="0.499cm" style:contextual-spacing="false" fo:line-height="100%" fo:orphans="2" fo:widows="2"/>
      <style:text-properties style:use-window-font-color="true" loext:opacity="0%" style:font-name="Inter Medium" fo:font-size="12pt" officeooo:rsid="003ba954" officeooo:paragraph-rsid="003ba954" style:font-size-asian="12pt" style:font-size-complex="12pt"/>
    </style:style>
    <style:style style:name="P50" style:family="paragraph" style:parent-style-name="Standard">
      <style:paragraph-properties fo:line-height="100%"/>
      <style:text-properties style:use-window-font-color="true" loext:opacity="0%" style:font-name="Inter Medium" fo:font-size="12pt" officeooo:rsid="00279fdd" officeooo:paragraph-rsid="00279fdd" style:font-size-asian="12pt" style:font-size-complex="12pt"/>
    </style:style>
    <style:style style:name="P51" style:family="paragraph" style:parent-style-name="Standard">
      <style:paragraph-properties fo:line-height="100%"/>
      <style:text-properties style:use-window-font-color="true" loext:opacity="0%" style:font-name="Inter Medium" fo:font-size="12pt" officeooo:rsid="00278e1c" officeooo:paragraph-rsid="00279fdd" style:font-size-asian="12pt" style:font-size-complex="12pt"/>
    </style:style>
    <style:style style:name="P52" style:family="paragraph" style:parent-style-name="Standard">
      <style:paragraph-properties fo:line-height="100%"/>
      <style:text-properties style:use-window-font-color="true" loext:opacity="0%" style:font-name="Inter Medium" fo:font-size="12pt" officeooo:rsid="00295f8a" officeooo:paragraph-rsid="00295f8a" style:font-size-asian="12pt" style:font-size-complex="12pt"/>
    </style:style>
    <style:style style:name="P53" style:family="paragraph" style:parent-style-name="Standard">
      <style:paragraph-properties fo:line-height="100%"/>
      <style:text-properties style:use-window-font-color="true" loext:opacity="0%" style:font-name="Inter Medium" fo:font-size="12pt" officeooo:rsid="00296fc6" officeooo:paragraph-rsid="00296fc6" style:font-size-asian="12pt" style:font-size-complex="12pt"/>
    </style:style>
    <style:style style:name="P54" style:family="paragraph" style:parent-style-name="Standard">
      <style:paragraph-properties fo:line-height="100%"/>
      <style:text-properties style:use-window-font-color="true" loext:opacity="0%" style:font-name="Inter Medium" fo:font-size="12pt" officeooo:rsid="002d5e2e" officeooo:paragraph-rsid="002d5e2e" style:font-size-asian="12pt" style:font-size-complex="12pt"/>
    </style:style>
    <style:style style:name="P55" style:family="paragraph" style:parent-style-name="Standard">
      <style:paragraph-properties fo:line-height="100%"/>
      <style:text-properties style:use-window-font-color="true" loext:opacity="0%" style:font-name="Inter Medium" fo:font-size="12pt" style:font-size-asian="12pt" style:font-size-complex="12pt"/>
    </style:style>
    <style:style style:name="P56" style:family="paragraph" style:parent-style-name="Standard">
      <style:paragraph-properties fo:line-height="100%"/>
      <style:text-properties style:use-window-font-color="true" loext:opacity="0%" style:font-name="Inter Medium" fo:font-size="12pt" fo:font-weight="bold" officeooo:rsid="00279fdd" officeooo:paragraph-rsid="00279fdd" style:font-size-asian="12pt" style:font-weight-asian="bold" style:font-size-complex="12pt" style:font-weight-complex="bold"/>
    </style:style>
    <style:style style:name="P57" style:family="paragraph" style:parent-style-name="Standard">
      <style:paragraph-properties fo:line-height="100%"/>
      <style:text-properties style:use-window-font-color="true" loext:opacity="0%" style:font-name="Inter Medium" fo:font-size="12pt" fo:font-weight="bold" officeooo:rsid="00278e1c" officeooo:paragraph-rsid="00279fdd" style:font-size-asian="12pt" style:font-weight-asian="bold" style:font-size-complex="12pt" style:font-weight-complex="bold"/>
    </style:style>
    <style:style style:name="P58" style:family="paragraph" style:parent-style-name="Standard">
      <style:paragraph-properties fo:line-height="100%"/>
      <style:text-properties style:use-window-font-color="true" loext:opacity="0%" style:font-name="Inter Medium" fo:font-size="12pt" fo:font-weight="bold" officeooo:rsid="00296fc6" officeooo:paragraph-rsid="00296fc6" style:font-size-asian="12pt" style:font-weight-asian="bold" style:font-size-complex="12pt" style:font-weight-complex="bold"/>
    </style:style>
    <style:style style:name="P59" style:family="paragraph" style:parent-style-name="Standard">
      <style:paragraph-properties fo:line-height="100%"/>
      <style:text-properties style:use-window-font-color="true" loext:opacity="0%" style:font-name="Inter Medium" fo:font-size="12pt" fo:font-weight="bold" officeooo:rsid="002d5e2e" officeooo:paragraph-rsid="002d5e2e" style:font-size-asian="12pt" style:font-weight-asian="bold" style:font-size-complex="12pt" style:font-weight-complex="bold"/>
    </style:style>
    <style:style style:name="P60" style:family="paragraph" style:parent-style-name="Standard">
      <style:paragraph-properties fo:line-height="100%"/>
      <style:text-properties style:use-window-font-color="true" loext:opacity="0%" style:font-name="Inter Medium" fo:font-size="12pt" fo:font-weight="bold" officeooo:rsid="00402522" officeooo:paragraph-rsid="00402522" style:font-size-asian="12pt" style:font-weight-asian="bold" style:font-size-complex="12pt" style:font-weight-complex="bold"/>
    </style:style>
    <style:style style:name="P61" style:family="paragraph" style:parent-style-name="Standard">
      <style:paragraph-properties fo:line-height="100%"/>
      <style:text-properties style:use-window-font-color="true" loext:opacity="0%" style:font-name="Inter Medium" fo:font-size="12pt" fo:font-weight="bold" officeooo:rsid="00402522" officeooo:paragraph-rsid="0041de8a" style:font-size-asian="12pt" style:font-weight-asian="bold" style:font-size-complex="12pt" style:font-weight-complex="bold"/>
    </style:style>
    <style:style style:name="P62" style:family="paragraph" style:parent-style-name="Standard">
      <style:paragraph-properties fo:line-height="100%"/>
      <style:text-properties style:use-window-font-color="true" loext:opacity="0%" style:font-name="Inter Medium" fo:font-size="12pt" fo:font-weight="bold" officeooo:rsid="00402522" officeooo:paragraph-rsid="00437280" style:font-size-asian="12pt" style:font-weight-asian="bold" style:font-size-complex="12pt" style:font-weight-complex="bold"/>
    </style:style>
    <style:style style:name="P63" style:family="paragraph" style:parent-style-name="Standard">
      <style:paragraph-properties fo:line-height="100%"/>
      <style:text-properties style:use-window-font-color="true" loext:opacity="0%" style:font-name="Inter Medium" fo:font-size="12pt" fo:font-weight="bold" officeooo:rsid="00402522" officeooo:paragraph-rsid="0043e45c" style:font-size-asian="12pt" style:font-weight-asian="bold" style:font-size-complex="12pt" style:font-weight-complex="bold"/>
    </style:style>
    <style:style style:name="P64" style:family="paragraph" style:parent-style-name="Standard">
      <style:paragraph-properties fo:line-height="100%"/>
      <style:text-properties style:use-window-font-color="true" loext:opacity="0%" style:font-name="Inter Medium" fo:font-size="12pt" fo:font-weight="normal" officeooo:rsid="002d5e2e" officeooo:paragraph-rsid="002d5e2e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line-height="100%"/>
      <style:text-properties style:use-window-font-color="true" loext:opacity="0%" style:font-name="Inter Medium" fo:font-size="12pt" fo:font-weight="normal" officeooo:rsid="00402522" officeooo:paragraph-rsid="00402522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line-height="100%"/>
      <style:text-properties style:use-window-font-color="true" loext:opacity="0%" style:font-name="Inter Medium" fo:font-size="12pt" fo:font-weight="normal" officeooo:rsid="00402522" officeooo:paragraph-rsid="0041de8a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line-height="100%"/>
      <style:text-properties style:use-window-font-color="true" loext:opacity="0%" style:font-name="Inter Medium" fo:font-size="12pt" fo:font-weight="normal" officeooo:rsid="00402522" officeooo:paragraph-rsid="00437280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line-height="100%"/>
      <style:text-properties style:use-window-font-color="true" loext:opacity="0%" style:font-name="Inter Medium" fo:font-size="12pt" fo:font-weight="normal" officeooo:rsid="00402522" officeooo:paragraph-rsid="0043e45c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line-height="100%"/>
      <style:text-properties style:use-window-font-color="true" loext:opacity="0%" style:font-name="Inter Medium" fo:font-size="12pt" fo:font-weight="normal" officeooo:rsid="0041de8a" officeooo:paragraph-rsid="0041de8a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line-height="100%"/>
      <style:text-properties style:use-window-font-color="true" loext:opacity="0%" style:font-name="Inter Medium" fo:font-size="12pt" fo:font-weight="normal" officeooo:rsid="00437280" officeooo:paragraph-rsid="00437280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line-height="100%" fo:text-align="center" style:justify-single-word="false"/>
      <style:text-properties style:use-window-font-color="true" loext:opacity="0%" style:font-name="Inter Medium" fo:font-size="16pt" fo:font-weight="bold" officeooo:rsid="00279fdd" officeooo:paragraph-rsid="00279fd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line-height="100%" fo:text-align="center" style:justify-single-word="false"/>
      <style:text-properties style:use-window-font-color="true" loext:opacity="0%" style:font-name="Inter Medium" fo:font-size="16pt" fo:font-weight="bold" officeooo:rsid="00296fc6" officeooo:paragraph-rsid="00296fc6" style:font-size-asian="16pt" style:font-weight-asian="bold" style:font-size-complex="16pt" style:font-weight-complex="bold"/>
    </style:style>
    <style:style style:name="P73" style:family="paragraph" style:parent-style-name="Standard">
      <style:paragraph-properties fo:line-height="100%" fo:text-align="center" style:justify-single-word="false"/>
      <style:text-properties style:use-window-font-color="true" loext:opacity="0%" style:font-name="Inter Medium" fo:font-size="16pt" fo:font-weight="bold" officeooo:rsid="002d5e2e" officeooo:paragraph-rsid="002d5e2e" style:font-size-asian="16pt" style:font-weight-asian="bold" style:font-size-complex="16pt" style:font-weight-complex="bold"/>
    </style:style>
    <style:style style:name="P74" style:family="paragraph" style:parent-style-name="Standard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2d5e2e" officeooo:paragraph-rsid="00442a57" style:font-size-asian="12pt" style:font-size-complex="12pt"/>
    </style:style>
    <style:style style:name="P75" style:family="paragraph" style:parent-style-name="Standard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normal" officeooo:rsid="002d5e2e" officeooo:paragraph-rsid="00447eb5" style:font-size-asian="12pt" style:font-size-complex="12pt"/>
    </style:style>
    <style:style style:name="P76" style:family="paragraph" style:parent-style-name="Standard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bold" officeooo:rsid="002d5e2e" officeooo:paragraph-rsid="00442a57" style:font-size-asian="12pt" style:font-weight-asian="bold" style:font-size-complex="12pt" style:font-weight-complex="bold"/>
    </style:style>
    <style:style style:name="P77" style:family="paragraph" style:parent-style-name="Standard">
      <style:paragraph-properties fo:line-height="100%"/>
      <style:text-properties fo:font-variant="normal" fo:text-transform="none" style:use-window-font-color="true" loext:opacity="0%" style:font-name="Inter Medium" fo:font-size="12pt" fo:letter-spacing="normal" fo:font-style="normal" fo:font-weight="bold" officeooo:rsid="002d5e2e" officeooo:paragraph-rsid="00447eb5" style:font-size-asian="12pt" style:font-weight-asian="bold" style:font-size-complex="12pt" style:font-weight-complex="bold"/>
    </style:style>
    <style:style style:name="T1" style:family="text">
      <style:text-properties style:text-line-through-style="none" style:text-line-through-type="none" style:text-underline-style="none" style:text-blinking="false" loext:padding="0cm" loext:border="none"/>
    </style:style>
    <style:style style:name="T2" style:family="text">
      <style:text-properties style:text-line-through-style="none" style:text-line-through-type="none" style:text-underline-style="none" officeooo:rsid="001b48e0" style:text-blinking="false" loext:padding="0cm" loext:border="none"/>
    </style:style>
    <style:style style:name="T3" style:family="text">
      <style:text-properties style:text-line-through-style="none" style:text-line-through-type="none" style:text-underline-style="none" officeooo:rsid="002d5e2e" style:text-blinking="false" loext:padding="0cm" loext:border="none"/>
    </style:style>
    <style:style style:name="T4" style:family="text">
      <style:text-properties style:text-line-through-style="none" style:text-line-through-type="none" style:text-underline-style="none" officeooo:rsid="002eeb5a" style:text-blinking="false" loext:padding="0cm" loext:border="none"/>
    </style:style>
    <style:style style:name="T5" style:family="text">
      <style:text-properties style:text-line-through-style="none" style:text-line-through-type="none" style:text-underline-style="none" officeooo:rsid="002ef993" style:text-blinking="false" loext:padding="0cm" loext:border="none"/>
    </style:style>
    <style:style style:name="T6" style:family="text">
      <style:text-properties style:text-line-through-style="none" style:text-line-through-type="none" style:text-underline-style="none" officeooo:rsid="00309676" style:text-blinking="false" loext:padding="0cm" loext:border="none"/>
    </style:style>
    <style:style style:name="T7" style:family="text">
      <style:text-properties style:text-line-through-style="none" style:text-line-through-type="none" style:text-underline-style="none" officeooo:rsid="00317cba" style:text-blinking="false" loext:padding="0cm" loext:border="none"/>
    </style:style>
    <style:style style:name="T8" style:family="text">
      <style:text-properties style:text-line-through-style="none" style:text-line-through-type="none" style:text-underline-style="none" fo:font-weight="bold" officeooo:rsid="00309676" style:text-blinking="false" style:font-weight-asian="bold" style:font-weight-complex="bold" loext:padding="0cm" loext:border="none"/>
    </style:style>
    <style:style style:name="T9" style:family="text">
      <style:text-properties style:text-line-through-style="none" style:text-line-through-type="none" fo:font-style="normal" style:text-underline-style="none" fo:font-weight="normal" style:text-blinking="false" loext:padding="0cm" loext:border="none"/>
    </style:style>
    <style:style style:name="T10" style:family="text">
      <style:text-properties style:text-line-through-style="none" style:text-line-through-type="none" fo:font-style="normal" style:text-underline-style="none" fo:font-weight="normal" officeooo:rsid="001f6186" style:text-blinking="false" loext:padding="0cm" loext:border="none"/>
    </style:style>
    <style:style style:name="T11" style:family="text">
      <style:text-properties style:text-line-through-style="none" style:text-line-through-type="none" fo:font-style="normal" style:text-underline-style="none" style:text-blinking="false" loext:padding="0cm" loext:border="none"/>
    </style:style>
    <style:style style:name="T12" style:family="text">
      <style:text-properties style:text-line-through-style="none" style:text-line-through-type="none" fo:font-style="normal" style:text-underline-style="none" officeooo:rsid="001b48e0" style:text-blinking="false" loext:padding="0cm" loext:border="none"/>
    </style:style>
    <style:style style:name="T13" style:family="text">
      <style:text-properties style:text-line-through-style="none" style:text-line-through-type="none" fo:font-style="normal" style:text-underline-style="none" officeooo:rsid="001d2104" style:text-blinking="false" loext:padding="0cm" loext:border="none"/>
    </style:style>
    <style:style style:name="T14" style:family="text">
      <style:text-properties style:text-line-through-style="none" style:text-line-through-type="none" fo:font-style="normal" style:text-underline-style="none" officeooo:rsid="001ef930" style:text-blinking="false" loext:padding="0cm" loext:border="none"/>
    </style:style>
    <style:style style:name="T15" style:family="text">
      <style:text-properties style:text-line-through-style="none" style:text-line-through-type="none" fo:font-style="normal" style:text-underline-style="none" officeooo:rsid="001f6186" style:text-blinking="false" loext:padding="0cm" loext:border="none"/>
    </style:style>
    <style:style style:name="T16" style:family="text">
      <style:text-properties style:text-line-through-style="none" style:text-line-through-type="none" fo:font-style="normal" style:text-underline-style="none" officeooo:rsid="00202beb" style:text-blinking="false" loext:padding="0cm" loext:border="none"/>
    </style:style>
    <style:style style:name="T17" style:family="text">
      <style:text-properties style:text-line-through-style="none" style:text-line-through-type="none" fo:font-style="normal" style:text-underline-style="none" officeooo:rsid="0024eb17" style:text-blinking="false" loext:padding="0cm" loext:border="none"/>
    </style:style>
    <style:style style:name="T18" style:family="text">
      <style:text-properties style:text-line-through-style="none" style:text-line-through-type="none" fo:font-style="normal" style:text-underline-style="none" officeooo:rsid="002d5e2e" style:text-blinking="false" loext:padding="0cm" loext:border="none"/>
    </style:style>
    <style:style style:name="T19" style:family="text">
      <style:text-properties style:text-line-through-style="none" style:text-line-through-type="none" fo:font-style="normal" style:text-underline-style="none" officeooo:rsid="002ef993" style:text-blinking="false" loext:padding="0cm" loext:border="none"/>
    </style:style>
    <style:style style:name="T20" style:family="text">
      <style:text-properties style:text-line-through-style="none" style:text-line-through-type="none" fo:font-style="normal" style:text-underline-style="none" officeooo:rsid="00309676" style:text-blinking="false" loext:padding="0cm" loext:border="none"/>
    </style:style>
    <style:style style:name="T21" style:family="text">
      <style:text-properties style:text-line-through-style="none" style:text-line-through-type="none" fo:font-style="normal" style:text-underline-style="none" officeooo:rsid="00317cba" style:text-blinking="false" loext:padding="0cm" loext:border="none"/>
    </style:style>
    <style:style style:name="T22" style:family="text">
      <style:text-properties style:text-line-through-style="none" style:text-line-through-type="none" fo:font-style="normal" style:text-underline-style="none" officeooo:rsid="00317f6e" style:text-blinking="false" loext:padding="0cm" loext:border="none"/>
    </style:style>
    <style:style style:name="T23" style:family="text">
      <style:text-properties style:text-line-through-style="none" style:text-line-through-type="none" fo:font-style="normal" style:text-underline-style="none" officeooo:rsid="003350d9" style:text-blinking="false" loext:padding="0cm" loext:border="none"/>
    </style:style>
    <style:style style:name="T24" style:family="text">
      <style:text-properties fo:font-style="normal"/>
    </style:style>
    <style:style style:name="T25" style:family="text">
      <style:text-properties fo:font-style="normal" fo:font-weight="normal"/>
    </style:style>
    <style:style style:name="T26" style:family="text">
      <style:text-properties fo:font-style="normal" fo:font-weight="normal" officeooo:rsid="001d2104"/>
    </style:style>
    <style:style style:name="T27" style:family="text">
      <style:text-properties fo:font-style="normal" fo:font-weight="normal" officeooo:rsid="002d5e2e"/>
    </style:style>
    <style:style style:name="T28" style:family="text">
      <style:text-properties fo:font-style="normal" fo:font-weight="normal" officeooo:rsid="00389bd4"/>
    </style:style>
    <style:style style:name="T29" style:family="text">
      <style:text-properties fo:font-style="normal" fo:font-weight="normal" officeooo:rsid="003ba954"/>
    </style:style>
    <style:style style:name="T30" style:family="text">
      <style:text-properties fo:font-style="normal" fo:font-weight="bold"/>
    </style:style>
    <style:style style:name="T31" style:family="text">
      <style:text-properties fo:font-style="normal" fo:font-weight="bold" officeooo:rsid="00389bd4"/>
    </style:style>
    <style:style style:name="T32" style:family="text">
      <style:text-properties fo:font-style="normal" fo:font-weight="bold" officeooo:rsid="00389bd4" style:font-weight-asian="bold" style:font-weight-complex="bold"/>
    </style:style>
    <style:style style:name="T33" style:family="text">
      <style:text-properties fo:font-style="normal" fo:font-weight="bold" officeooo:rsid="003a1071" style:font-weight-asian="bold" style:font-weight-complex="bold"/>
    </style:style>
    <style:style style:name="T34" style:family="text">
      <style:text-properties fo:font-style="normal" fo:font-weight="bold" officeooo:rsid="003ba954" style:font-weight-asian="bold" style:font-weight-complex="bold"/>
    </style:style>
    <style:style style:name="T35" style:family="text">
      <style:text-properties fo:font-style="normal" fo:font-weight="bold" officeooo:rsid="003a1071"/>
    </style:style>
    <style:style style:name="T36" style:family="text">
      <style:text-properties fo:font-style="normal" fo:font-weight="bold" officeooo:rsid="003ba954"/>
    </style:style>
    <style:style style:name="T37" style:family="text">
      <style:text-properties fo:font-style="normal" officeooo:rsid="001b48e0"/>
    </style:style>
    <style:style style:name="T38" style:family="text">
      <style:text-properties fo:font-style="normal" officeooo:rsid="001d2104"/>
    </style:style>
    <style:style style:name="T39" style:family="text">
      <style:text-properties fo:font-style="normal" officeooo:rsid="001ef930"/>
    </style:style>
    <style:style style:name="T40" style:family="text">
      <style:text-properties fo:font-style="normal" officeooo:rsid="001f6186"/>
    </style:style>
    <style:style style:name="T41" style:family="text">
      <style:text-properties fo:font-style="normal" officeooo:rsid="0024eb17"/>
    </style:style>
    <style:style style:name="T42" style:family="text">
      <style:text-properties fo:font-style="normal" officeooo:rsid="002d5e2e"/>
    </style:style>
    <style:style style:name="T43" style:family="text">
      <style:text-properties fo:font-style="normal" officeooo:rsid="00309676"/>
    </style:style>
    <style:style style:name="T44" style:family="text">
      <style:text-properties fo:font-style="normal" officeooo:rsid="00317cba"/>
    </style:style>
    <style:style style:name="T45" style:family="text">
      <style:text-properties fo:font-style="normal" officeooo:rsid="00317f6e"/>
    </style:style>
    <style:style style:name="T46" style:family="text">
      <style:text-properties fo:font-style="normal" officeooo:rsid="003350d9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49" style:family="text">
      <style:text-properties officeooo:rsid="00279fdd"/>
    </style:style>
    <style:style style:name="T50" style:family="text">
      <style:text-properties officeooo:rsid="002d5e2e"/>
    </style:style>
    <style:style style:name="T51" style:family="text">
      <style:text-properties fo:font-weight="bold"/>
    </style:style>
    <style:style style:name="T52" style:family="text">
      <style:text-properties fo:font-weight="bold" officeooo:rsid="002d5e2e" style:font-weight-asian="bold" style:font-weight-complex="bold"/>
    </style:style>
    <style:style style:name="T53" style:family="text">
      <style:text-properties fo:font-weight="bold" officeooo:rsid="00309676" style:font-weight-asian="bold" style:font-weight-complex="bold"/>
    </style:style>
    <style:style style:name="T54" style:family="text">
      <style:text-properties fo:font-weight="bold" officeooo:rsid="00389bd4" style:font-weight-asian="bold" style:font-weight-complex="bold"/>
    </style:style>
    <style:style style:name="T55" style:family="text">
      <style:text-properties fo:font-weight="bold" officeooo:rsid="003a1071" style:font-weight-asian="bold" style:font-weight-complex="bold"/>
    </style:style>
    <style:style style:name="T56" style:family="text">
      <style:text-properties fo:font-weight="bold" officeooo:rsid="003ba954" style:font-weight-asian="bold" style:font-weight-complex="bold"/>
    </style:style>
    <style:style style:name="T57" style:family="text">
      <style:text-properties fo:font-weight="bold" officeooo:rsid="00389bd4"/>
    </style:style>
    <style:style style:name="T58" style:family="text">
      <style:text-properties officeooo:rsid="002eeb5a"/>
    </style:style>
    <style:style style:name="T59" style:family="text">
      <style:text-properties officeooo:rsid="002ef993"/>
    </style:style>
    <style:style style:name="T60" style:family="text">
      <style:text-properties officeooo:rsid="00309676"/>
    </style:style>
    <style:style style:name="T61" style:family="text">
      <style:text-properties officeooo:rsid="00317cba"/>
    </style:style>
    <style:style style:name="T62" style:family="text">
      <style:text-properties officeooo:rsid="00442a5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1">VEN DEL LÍBANO</text:span></text:p>
      <text:p text:style-name="P1"><text:span text:style-name="T1"/></text:p>
      <text:section text:style-name="Sect1" text:name="Sección1">
        <text:p text:style-name="P20"><text:span text:style-name="T1">M</text:span><text:span text:style-name="T2">i</text:span><text:span text:style-name="T1">m</text:span> <text:s text:c="12"/><text:span text:style-name="T1">R</text:span><text:span text:style-name="T2">e</text:span></text:p>
        <text:p text:style-name="P6">Ven del Líbano, esposa,</text:p>
        <text:p text:style-name="P36"><text:span text:style-name="T11">D</text:span><text:span text:style-name="T12">o</text:span><text:span text:style-name="T24"> <text:s text:c="8"/></text:span><text:span text:style-name="T37">Re</text:span><text:span text:style-name="T24"> <text:s text:c="8"/></text:span><text:span text:style-name="T11">M</text:span><text:span text:style-name="T12">i</text:span><text:span text:style-name="T11">m</text:span></text:p>
        <text:p text:style-name="P28"><text:span text:style-name="T25">ven del Líbano, ven.</text:span></text:p>
        <text:p text:style-name="P36"><text:s text:c="40"/><text:span text:style-name="T11">R</text:span><text:span text:style-name="T12">e</text:span></text:p>
        <text:p text:style-name="P28"><text:span text:style-name="T25">Tendrás por corona la cima de los montes,</text:span></text:p>
        <text:p text:style-name="P36"><text:s text:c="4"/><text:span text:style-name="T11">D</text:span><text:span text:style-name="T12">o</text:span><text:span text:style-name="T24"> <text:s text:c="10"/></text:span><text:span text:style-name="T37">Re</text:span><text:span text:style-name="T24"> <text:s text:c="14"/></text:span><text:span text:style-name="T11">M</text:span><text:span text:style-name="T12">i</text:span><text:span text:style-name="T11">m</text:span></text:p>
        <text:p text:style-name="P28"><text:span text:style-name="T25">la alta cumbre del Hermón.</text:span></text:p>
        <text:p text:style-name="P36"><text:s text:c="40"/><text:span text:style-name="T11">R</text:span><text:span text:style-name="T12">e</text:span></text:p>
        <text:p text:style-name="P28"><text:span text:style-name="T25">Tú me has herido, herido el corazón,</text:span></text:p>
        <text:p text:style-name="P36"><text:span text:style-name="T11">D</text:span><text:span text:style-name="T12">o</text:span><text:span text:style-name="T24"> <text:s text:c="9"/></text:span><text:span text:style-name="T37">Re <text:s text:c="14"/></text:span><text:span text:style-name="T11">M</text:span><text:span text:style-name="T12">i</text:span><text:span text:style-name="T11">m</text:span></text:p>
        <text:p text:style-name="P28"><text:span text:style-name="T25">oh, esposa, amada mía.</text:span></text:p>
        <text:p text:style-name="P21"><text:s text:c="22"/><text:span text:style-name="T1">R</text:span><text:span text:style-name="T2">e</text:span></text:p>
        <text:p text:style-name="P7">Ven del Líbano, esposa,</text:p>
        <text:p text:style-name="P37"><text:span text:style-name="T11">D</text:span><text:span text:style-name="T12">o</text:span><text:span text:style-name="T24"> <text:s text:c="8"/></text:span><text:span text:style-name="T37">Re</text:span><text:span text:style-name="T24"> <text:s text:c="8"/></text:span><text:span text:style-name="T11">M</text:span><text:span text:style-name="T12">i</text:span><text:span text:style-name="T11">m</text:span></text:p>
        <text:p text:style-name="P29"><text:span text:style-name="T9">ven del Líbano, ven.</text:span></text:p>
        <text:p text:style-name="P29"><text:span text:style-name="T9"/></text:p>
        <text:p text:style-name="P36"><text:s text:c="26"/><text:span text:style-name="T11">S</text:span><text:span text:style-name="T12">ol</text:span><text:span text:style-name="T24"> <text:s text:c="23"/></text:span><text:span text:style-name="T11">L</text:span><text:span text:style-name="T12">a</text:span></text:p>
        <text:p text:style-name="P6">BUSQUÉ EL AMOR DEL ALMA MÍA,</text:p>
        <text:p text:style-name="P36"><text:s text:c="14"/><text:span text:style-name="T11">L</text:span><text:span text:style-name="T12">a</text:span><text:span text:style-name="T11">m</text:span><text:span text:style-name="T24"> <text:s text:c="22"/></text:span><text:span text:style-name="T11">M</text:span><text:span text:style-name="T12">i</text:span><text:span text:style-name="T11">m</text:span></text:p>
        <text:p text:style-name="P28"><text:span text:style-name="T25">LO BUSQUÉ SIN ENCONTRARLO.</text:span></text:p>
        <text:p text:style-name="P36"><text:s text:c="14"/><text:span text:style-name="T11">S</text:span><text:span text:style-name="T12">ol</text:span><text:span text:style-name="T24"> <text:s text:c="30"/></text:span><text:span text:style-name="T11">L</text:span><text:span text:style-name="T12">a</text:span></text:p>
        <text:p text:style-name="P28"><text:span text:style-name="T25">ENCONTRÉ EL AMOR DE MI VIDA,</text:span></text:p>
        <text:p text:style-name="P36"><text:s text:c="22"/><text:span text:style-name="T11">D</text:span><text:span text:style-name="T12">o</text:span><text:span text:style-name="T24"> <text:s text:c="22"/></text:span><text:span text:style-name="T11">R</text:span><text:span text:style-name="T12">e</text:span><text:span text:style-name="T24"> <text:s text:c="14"/></text:span><text:span text:style-name="T11">M</text:span><text:span text:style-name="T12">i</text:span><text:span text:style-name="T11">m</text:span></text:p>
        <text:p text:style-name="P28"><text:span text:style-name="T25">LO HE ABRAZADO Y NO LO DEJARÉ JAMÁS.</text:span></text:p>
        <text:p text:style-name="P46"/>
        <text:p text:style-name="P36"><text:span text:style-name="T11">M</text:span><text:span text:style-name="T13">i</text:span><text:span text:style-name="T11">m</text:span><text:span text:style-name="T24"> <text:s text:c="17"/></text:span><text:span text:style-name="T11">R</text:span><text:span text:style-name="T13">e</text:span></text:p>
        <text:p text:style-name="P6">Yo pertenezco a mi amado</text:p>
        <text:p text:style-name="P36"><text:s text:c="3"/><text:span text:style-name="T11">D</text:span><text:span text:style-name="T13">o</text:span><text:span text:style-name="T24"> <text:s text:c="4"/></text:span><text:span text:style-name="T38">Re</text:span><text:span text:style-name="T24"> <text:s text:c="11"/></text:span><text:span text:style-name="T11">M</text:span><text:span text:style-name="T13">i</text:span><text:span text:style-name="T11">m</text:span></text:p>
        <text:p text:style-name="P28"><text:span text:style-name="T25">y él es todo para mí.</text:span></text:p>
        <text:p text:style-name="P36"><text:s text:c="26"/><text:span text:style-name="T11">R</text:span><text:span text:style-name="T13">e</text:span></text:p>
        <text:p text:style-name="P28"><text:span text:style-name="T25">Ven, salgamos a los campos,</text:span></text:p>
        <text:p text:style-name="P36"><text:span text:style-name="T11">D</text:span><text:span text:style-name="T13">o</text:span><text:span text:style-name="T24"> <text:s text:c="12"/></text:span><text:span text:style-name="T38">Re</text:span><text:span text:style-name="T24"> <text:s text:c="20"/></text:span><text:span text:style-name="T11">M</text:span><text:span text:style-name="T13">i</text:span><text:span text:style-name="T11">m</text:span></text:p>
        <text:p text:style-name="P28"><text:span text:style-name="T25">nos perderemos por los pueblos.</text:span></text:p>
        <text:p text:style-name="P36"><text:s text:c="31"/><text:span text:style-name="T11">R</text:span><text:span text:style-name="T13">e</text:span></text:p>
        <text:p text:style-name="P28"><text:span text:style-name="T25">Salgamos al alba a las viñas</text:span></text:p>
        <text:p text:style-name="P28"><text:span text:style-name="T25"/></text:p>
        <text:p text:style-name="P36"><text:span text:style-name="T11">D</text:span><text:span text:style-name="T13">o</text:span><text:span text:style-name="T24"> <text:s text:c="10"/></text:span><text:span text:style-name="T38">Re</text:span><text:span text:style-name="T24"> <text:s text:c="16"/></text:span><text:span text:style-name="T11">M</text:span><text:span text:style-name="T13">i</text:span><text:span text:style-name="T11">m</text:span></text:p>
        <text:p text:style-name="P28"><text:span text:style-name="T25">y recoge</text:span><text:span text:style-name="T26">remos</text:span><text:span text:style-name="T25"> de su fruto.</text:span></text:p>
        <text:p text:style-name="P36"><text:s text:c="18"/><text:span text:style-name="T11">R</text:span><text:span text:style-name="T13">e</text:span></text:p>
        <text:p text:style-name="P28"><text:span text:style-name="T25">Yo pertenezco a mi amado</text:span></text:p>
        <text:p text:style-name="P36"><text:s text:c="4"/><text:span text:style-name="T11">DO</text:span><text:span text:style-name="T24"> <text:s text:c="15"/></text:span><text:span text:style-name="T11">MIm</text:span></text:p>
        <text:p text:style-name="P28"><text:span text:style-name="T25">y él es todo para mí.</text:span></text:p>
        <text:p text:style-name="P28"><text:span text:style-name="T25"/></text:p>
        <text:p text:style-name="P36"><text:span text:style-name="T11">M</text:span><text:span text:style-name="T14">i</text:span><text:span text:style-name="T11">m</text:span><text:span text:style-name="T24"> <text:s text:c="16"/></text:span><text:span text:style-name="T11">S</text:span><text:span text:style-name="T14">ol</text:span></text:p>
        <text:p text:style-name="P6">BUSQUÉ EL AMOR …</text:p>
        <text:p text:style-name="P6"/>
        <text:p text:style-name="P36"><text:span text:style-name="T11">M</text:span><text:span text:style-name="T14">i</text:span><text:span text:style-name="T11">m</text:span><text:span text:style-name="T24"> <text:s text:c="28"/></text:span><text:span text:style-name="T11">R</text:span><text:span text:style-name="T14">e</text:span></text:p>
        <text:p text:style-name="P6">Levántate deprisa, amada mía,</text:p>
        <text:p text:style-name="P36"><text:span text:style-name="T11">D</text:span><text:span text:style-name="T14">o</text:span><text:span text:style-name="T24"> <text:s text:c="8"/></text:span><text:span text:style-name="T39">Re</text:span><text:span text:style-name="T24"> <text:s text:c="4"/></text:span><text:span text:style-name="T11">M</text:span><text:span text:style-name="T14">i</text:span><text:span text:style-name="T11">m</text:span></text:p>
        <text:p text:style-name="P28"><text:span text:style-name="T25">ven, paloma, ven.</text:span></text:p>
        <text:p text:style-name="P36"><text:s text:c="39"/><text:span text:style-name="T11">R</text:span><text:span text:style-name="T14">e</text:span></text:p>
        <text:p text:style-name="P28"><text:span text:style-name="T25">Porque el invierno ya ha pasado,</text:span></text:p>
        <text:p text:style-name="P36"><text:s text:c="4"/><text:span text:style-name="T11">D</text:span><text:span text:style-name="T14">o</text:span><text:span text:style-name="T24"> <text:s text:c="17"/></text:span><text:span text:style-name="T39">Re</text:span><text:span text:style-name="T24"> <text:s text:c="19"/></text:span><text:span text:style-name="T11">M</text:span><text:span text:style-name="T14">i</text:span><text:span text:style-name="T11">m</text:span></text:p>
        <text:p text:style-name="P28"><text:span text:style-name="T25">el canto de la alondra ya se oye.</text:span></text:p>
        <text:p text:style-name="P36"><text:s text:c="28"/><text:span text:style-name="T11">R</text:span><text:span text:style-name="T14">e</text:span></text:p>
        <text:p text:style-name="P28"><text:span text:style-name="T25">Las flores aparecen en la tierra,</text:span></text:p>
        <text:p text:style-name="P36"><text:s text:c="5"/><text:span text:style-name="T11">D</text:span><text:span text:style-name="T14">o</text:span><text:span text:style-name="T24"> <text:s text:c="5"/></text:span><text:span text:style-name="T39">Re</text:span><text:span text:style-name="T24"> <text:s text:c="9"/></text:span><text:span text:style-name="T11">M</text:span><text:span text:style-name="T14">i</text:span><text:span text:style-name="T11">m</text:span></text:p>
        <text:p text:style-name="P28"><text:span text:style-name="T25">el fuerte sol ha llegado.</text:span></text:p>
        <text:p text:style-name="P36"><text:s text:c="23"/><text:span text:style-name="T11">R</text:span><text:span text:style-name="T14">e</text:span></text:p>
        <text:p text:style-name="P28"><text:span text:style-name="T25">Levántate deprisa, amada mía,</text:span></text:p>
        <text:p text:style-name="P36"><text:s/><text:span text:style-name="T11">D</text:span><text:span text:style-name="T14">o</text:span><text:span text:style-name="T24"> <text:s text:c="6"/></text:span><text:span text:style-name="T39">Re</text:span><text:span text:style-name="T24"> <text:s text:c="5"/></text:span><text:span text:style-name="T11">M</text:span><text:span text:style-name="T14">i</text:span><text:span text:style-name="T11">m</text:span></text:p>
        <text:p text:style-name="P28"><text:span text:style-name="T25">ven, paloma, ven.</text:span></text:p>
        <text:p text:style-name="P28"><text:span text:style-name="T25"/></text:p>
        <text:p text:style-name="P38"><text:span text:style-name="T11">M</text:span><text:span text:style-name="T14">i</text:span><text:span text:style-name="T11">m</text:span><text:span text:style-name="T24"> <text:s text:c="16"/></text:span><text:span text:style-name="T11">S</text:span><text:span text:style-name="T14">ol</text:span></text:p>
        <text:p text:style-name="P8">BUSQUÉ EL AMOR …</text:p>
        <text:p text:style-name="P46"/>
        <text:p text:style-name="P36"><text:span text:style-name="T11">M</text:span><text:span text:style-name="T14">i</text:span><text:span text:style-name="T11">m</text:span><text:span text:style-name="T24"> <text:s text:c="27"/></text:span><text:span text:style-name="T11">R</text:span><text:span text:style-name="T14">e</text:span></text:p>
        <text:p text:style-name="P6">Como un sello en el corazón,</text:p>
        <text:p text:style-name="P36"><text:span text:style-name="T11">D</text:span><text:span text:style-name="T14">o</text:span><text:span text:style-name="T24"> <text:s text:c="13"/></text:span><text:span text:style-name="T39">Re</text:span><text:span text:style-name="T24"> <text:s text:c="8"/></text:span><text:span text:style-name="T11">M</text:span><text:span text:style-name="T14">i</text:span><text:span text:style-name="T11">m</text:span></text:p>
        <text:p text:style-name="P28"><text:span text:style-name="T25">como tatuaje en el brazo.</text:span></text:p>
        <text:p text:style-name="P36"><text:s text:c="49"/><text:span text:style-name="T11">R</text:span><text:span text:style-name="T14">e</text:span></text:p>
        <text:p text:style-name="P28"><text:s/><text:span text:style-name="T25">El amor es fuerte como la muerte,</text:span></text:p>
        <text:p text:style-name="P39"><text:soft-page-break/><text:span text:style-name="T11">D</text:span><text:span text:style-name="T15">o</text:span><text:span text:style-name="T24"> <text:s text:c="12"/></text:span><text:span text:style-name="T40">Re <text:s text:c="6"/></text:span><text:span text:style-name="T24"><text:s text:c="8"/></text:span><text:span text:style-name="T11">MIm</text:span></text:p>
        <text:p text:style-name="P30"><text:span text:style-name="T25">las aguas no lo apagarán.</text:span></text:p>
        <text:p text:style-name="P31"><text:span text:style-name="T10"/></text:p>
        <text:p text:style-name="P31"><text:span text:style-name="T25">Dar por este amor</text:span></text:p>
        <text:p text:style-name="P39"><text:span text:style-name="T24"><text:s text:c="18"/></text:span><text:span text:style-name="T11">R</text:span><text:span text:style-name="T15">e</text:span></text:p>
        <text:p text:style-name="P31"><text:span text:style-name="T25">todos los bienes de la casa</text:span></text:p>
        <text:p text:style-name="P36"><text:s text:c="3"/><text:span text:style-name="T11">D</text:span><text:span text:style-name="T15">o</text:span><text:span text:style-name="T24"> <text:s text:c="7"/></text:span><text:span text:style-name="T40">Re <text:s text:c="5"/></text:span><text:span text:style-name="T11">M</text:span><text:span text:style-name="T15">i</text:span><text:span text:style-name="T11">m</text:span></text:p>
        <text:p text:style-name="P28"><text:span text:style-name="T25">sería despreciarlo.</text:span></text:p>
        <text:p text:style-name="P36"><text:span text:style-name="T11">M</text:span><text:span text:style-name="T16">i</text:span><text:span text:style-name="T11">m</text:span><text:span text:style-name="T24"> <text:s text:c="9"/></text:span><text:span text:style-name="T11">R</text:span><text:span text:style-name="T16">e</text:span></text:p>
        <text:p text:style-name="P28"><text:span text:style-name="T25">Como un sello en el corazón,</text:span></text:p>
        <text:p text:style-name="P36"><text:span text:style-name="T11">D</text:span><text:span text:style-name="T17">o</text:span><text:span text:style-name="T24"> <text:s text:c="10"/></text:span><text:span text:style-name="T41">Re</text:span><text:span text:style-name="T24"> <text:s text:c="21"/></text:span><text:span text:style-name="T11">M</text:span><text:span text:style-name="T17">i</text:span><text:span text:style-name="T11">m</text:span></text:p>
        <text:p text:style-name="P28"><text:span text:style-name="T25">como un tatuaje en el brazo.</text:span></text:p>
        <text:p text:style-name="P32"><text:span text:style-name="T25"/></text:p>
        <text:p text:style-name="P38"><text:span text:style-name="T11">M</text:span><text:span text:style-name="T14">i</text:span><text:span text:style-name="T11">m</text:span><text:span text:style-name="T24"> <text:s text:c="16"/></text:span><text:span text:style-name="T11">S</text:span><text:span text:style-name="T14">ol</text:span></text:p>
        <text:p text:style-name="P8"><text:span text:style-name="T48">BUSQUÉ EL AMOR …</text:span></text:p>
      </text:section>
      <text:p text:style-name="P55"/>
      <text:p text:style-name="P71">SEÑOR TEN PIEDAD</text:p>
      <text:p text:style-name="P55"/>
      <text:p text:style-name="P56">Fa <text:s text:c="6"/>Sib <text:s text:c="7"/>Do <text:s text:c="2"/>Do7 Fa</text:p>
      <text:p text:style-name="P51">Señor ten piedad.</text:p>
      <text:p text:style-name="P57"><text:s text:c="15"/><text:span text:style-name="T49">Sib <text:s text:c="8"/>Do</text:span></text:p>
      <text:p text:style-name="P52">SEÑOR TEN PIEDAD.</text:p>
      <text:p text:style-name="P56">Sib <text:s text:c="5"/>Lam <text:s text:c="5"/>Do <text:s text:c="2"/>Do7</text:p>
      <text:p text:style-name="P50">Cristo ten piedad.</text:p>
      <text:p text:style-name="P56">Sib <text:s text:c="8"/>Lam <text:s text:c="7"/>Do <text:s text:c="2"/>Do7 Fa</text:p>
      <text:p text:style-name="P52">CRISTO TEN PIEDAD.</text:p>
      <text:p text:style-name="P57"><text:s text:c="11"/><text:span text:style-name="T49">Sib <text:s text:c="7"/>Do <text:s text:c="2"/>Do7 Fa</text:span></text:p>
      <text:p text:style-name="P51">Señor ten piedad.</text:p>
      <text:p text:style-name="P57"><text:s text:c="15"/><text:span text:style-name="T49">Sib <text:s text:c="8"/>Do Do7 Fa</text:span></text:p>
      <text:p text:style-name="P52">SEÑOR TEN PIEDAD</text:p>
      <text:p text:style-name="P52"/>
      <text:p text:style-name="P72">ALELUYA</text:p>
      <text:p text:style-name="P53"/>
      <text:p text:style-name="P58">Solm <text:s text:c="19"/>Rem <text:s text:c="8"/>Solm</text:p>
      <text:p text:style-name="P53">ALELUYA, ALELUYA ALELUYA.</text:p>
      <text:p text:style-name="P58">Solm <text:s text:c="19"/>Rem <text:s text:c="8"/>Solm</text:p>
      <text:p text:style-name="P53">ALELUYA, ALELUYA ALELUYA.</text:p>
      <text:p text:style-name="P53"/>
      <text:p text:style-name="P58">Solm <text:s text:c="41"/>Mib <text:s text:c="21"/>Solm</text:p>
      <text:p text:style-name="P53">Dichosa eres Virgen María y digna de toda alabanza,</text:p>
      <text:p text:style-name="P58"><text:s text:c="3"/>Mib <text:s text:c="26"/>Rem <text:s text:c="22"/>Solm</text:p>
      <text:p text:style-name="P53">de ti salio el sol de justicia, Cristo el Señor,</text:p>
      <text:p text:style-name="P53"/>
      <text:p text:style-name="P58">Solm <text:s text:c="19"/>Rem <text:s text:c="8"/>Solm</text:p>
      <text:p text:style-name="P53">ALELUYA, ALELUYA ALELUYA.</text:p>
      <text:p text:style-name="P58">Solm <text:s text:c="19"/>Rem <text:s text:c="8"/>Solm</text:p>
      <text:p text:style-name="P53">ALELUYA, ALELUYA ALELUYA.</text:p>
      <text:p text:style-name="P53"/>
      <text:p text:style-name="P53"/>
      <text:p text:style-name="P53"/>
      <text:p text:style-name="P53"/>
      <text:p text:style-name="P53"/>
      <text:p text:style-name="P53"/>
      <text:p text:style-name="P45"><text:soft-page-break/><text:span text:style-name="T1">BENDITO SEAS SEÑOR</text:span></text:p>
      <text:p text:style-name="P5"><text:span text:style-name="T1"/></text:p>
      <text:p text:style-name="P24"><text:span text:style-name="T3">Re</text:span><text:span text:style-name="T1">m</text:span> <text:s text:c="8"/><text:span text:style-name="T50">Sol</text:span><text:span text:style-name="T1">m</text:span> <text:s text:c="7"/><text:span text:style-name="T50">Re</text:span><text:span text:style-name="T1">m</text:span></text:p>
      <text:p text:style-name="P6"><text:span text:style-name="T50">BENDITO</text:span> <text:span text:style-name="T50">SEAS</text:span>, <text:span text:style-name="T50">SEÑOR</text:span>,</text:p>
      <text:p text:style-name="P22"><text:span text:style-name="T1"><text:s text:c="8"/></text:span><text:span text:style-name="T3">Si</text:span><text:span text:style-name="T1">b</text:span> <text:s text:c="6"/><text:span text:style-name="T50">Do</text:span> <text:s text:c="13"/><text:span text:style-name="T50">Re</text:span><text:span text:style-name="T1">m</text:span></text:p>
      <text:p text:style-name="P27"><text:span text:style-name="T25">POR ESTE PAN Y ESTE VINO</text:span></text:p>
      <text:p text:style-name="P22"><text:s text:c="18"/><text:span text:style-name="T3">Solm</text:span> <text:s text:c="12"/><text:span text:style-name="T1">F</text:span><text:span text:style-name="T3">a</text:span></text:p>
      <text:p text:style-name="P34"><text:span text:style-name="T27">QUE GENEROSO NOS DISTE</text:span><text:span text:style-name="T25"> </text:span></text:p>
      <text:p text:style-name="P23"><text:span text:style-name="T24"><text:s text:c="10"/></text:span><text:span text:style-name="T50">Re</text:span><text:span text:style-name="T1">m</text:span><text:span text:style-name="T24"> <text:s text:c="3"/></text:span><text:span text:style-name="T50">Sol</text:span><text:span text:style-name="T24"> <text:s text:c="10"/></text:span><text:span text:style-name="T50">La</text:span></text:p>
      <text:p text:style-name="P27"><text:span text:style-name="T25">PARA CAMINAR CONTIGO</text:span></text:p>
      <text:p text:style-name="P36"><text:s text:c="4"/><text:span text:style-name="T11"><text:s text:c="4"/></text:span><text:span text:style-name="T18">Rem</text:span><text:span text:style-name="T24"> </text:span><text:span text:style-name="T42">Lam</text:span><text:span text:style-name="T24"> <text:s text:c="6"/></text:span><text:span text:style-name="T18">Solm</text:span></text:p>
      <text:p text:style-name="P3">Y SERÁN PARA NOSOTROS</text:p>
      <text:p text:style-name="P19"><text:s text:c="25"/>Sib <text:s text:c="5"/>Do Rem</text:p>
      <text:p text:style-name="P10"><text:span text:style-name="T50">ALIMENTO EN EL CAMINO</text:span>.</text:p>
      <text:p text:style-name="P46"/>
      <text:p text:style-name="P22"><text:span text:style-name="T3">Re</text:span> <text:s text:c="19"/><text:span text:style-name="T3">Sol</text:span> <text:s text:c="3"/><text:span text:style-name="T3">Re</text:span> <text:s text:c="38"/><text:span text:style-name="T3">La7</text:span> <text:s/><text:span text:style-name="T3">Re</text:span></text:p>
      <text:p text:style-name="P6">Te ofrecemos el trabajo, las pe - nas y la alegrí - a,</text:p>
      <text:p text:style-name="P22"><text:span text:style-name="T3"><text:s text:c="3"/>Mi</text:span><text:span text:style-name="T1">m</text:span> <text:s text:c="14"/><text:span text:style-name="T1">F</text:span><text:span text:style-name="T3">a</text:span><text:span text:style-name="T1">#</text:span> <text:s text:c="2"/><text:span text:style-name="T50">Si</text:span><text:span text:style-name="T1">m</text:span> <text:s text:c="3"/><text:span text:style-name="T50">Sol</text:span> <text:s text:c="3"/><text:span text:style-name="T50">Mi</text:span><text:span text:style-name="T1">m</text:span> <text:s text:c="14"/><text:span text:style-name="T50">Re</text:span> <text:s/><text:span text:style-name="T3">La</text:span></text:p>
      <text:p text:style-name="P48"><text:span text:style-name="T47">el pan que nos ali - menta y el afán de cada dí – a.</text:span></text:p>
      <text:p text:style-name="P48"><text:span text:style-name="T47"/></text:p>
      <text:p text:style-name="P25"><text:span text:style-name="T3">Re</text:span><text:span text:style-name="T1">m</text:span> <text:s text:c="8"/><text:span text:style-name="T50">Sol</text:span><text:span text:style-name="T1">m</text:span> <text:s text:c="7"/><text:span text:style-name="T50">Re</text:span><text:span text:style-name="T1">m</text:span></text:p>
      <text:p text:style-name="P10"><text:span text:style-name="T50">BENDITO</text:span> <text:span text:style-name="T50">SEAS</text:span>, <text:span text:style-name="T50">SEÑOR</text:span>,</text:p>
      <text:p text:style-name="P10"><text:span text:style-name="T47"/></text:p>
      <text:p text:style-name="P22"><text:span text:style-name="T4">Re</text:span> <text:s text:c="21"/><text:span text:style-name="T58">S</text:span><text:span text:style-name="T4">ol</text:span> <text:s text:c="7"/><text:span text:style-name="T4">Re</text:span> <text:s text:c="46"/><text:span text:style-name="T4">La7</text:span> <text:s/><text:span text:style-name="T4">Re</text:span></text:p>
      <text:p text:style-name="P6">Te ofrecemos nuestro barro que oscurece nuestras vi - das</text:p>
      <text:p text:style-name="P36"><text:s text:c="5"/><text:span text:style-name="T59">Mi</text:span><text:span text:style-name="T11">m</text:span><text:span text:style-name="T24"> <text:s text:c="9"/></text:span><text:span text:style-name="T19">Fa#</text:span><text:span text:style-name="T24"> <text:s text:c="7"/></text:span><text:span text:style-name="T19">Sim</text:span><text:span text:style-name="T24"> <text:s text:c="18"/></text:span><text:span text:style-name="T19">Mim</text:span><text:span text:style-name="T24"> <text:s text:c="8"/></text:span><text:span text:style-name="T19">Re La</text:span></text:p>
      <text:p text:style-name="P6">y el vino que no empleamos para curar las heridas.</text:p>
      <text:p text:style-name="P46"/>
      <text:p text:style-name="P26"><text:span text:style-name="T3">Re</text:span><text:span text:style-name="T1">m</text:span> <text:s text:c="8"/><text:span text:style-name="T50">Sol</text:span><text:span text:style-name="T1">m</text:span> <text:s text:c="7"/><text:span text:style-name="T50">Re</text:span><text:span text:style-name="T1">m</text:span></text:p>
      <text:p text:style-name="P11"><text:span text:style-name="T50">BENDITO</text:span> <text:span text:style-name="T50">SEAS</text:span>, <text:span text:style-name="T50">SEÑOR</text:span>,</text:p>
      <text:p text:style-name="P11"/>
      <text:p text:style-name="P22"><text:span text:style-name="T5">Re</text:span><text:span text:style-name="T1">m</text:span> <text:span text:style-name="T59">Lam</text:span> <text:s/><text:span text:style-name="T59">Sol</text:span><text:span text:style-name="T1">m</text:span> <text:s text:c="2"/><text:span text:style-name="T1">F7</text:span></text:p>
      <text:p text:style-name="P28"><text:span text:style-name="T25">Ben - dito se - <text:s/>- as</text:span></text:p>
      <text:p text:style-name="P36"><text:span text:style-name="T59">Dom</text:span> <text:s text:c="2"/><text:span text:style-name="T19">Re</text:span><text:span text:style-name="T24"> <text:s text:c="7"/></text:span><text:span text:style-name="T19">Do</text:span><text:span text:style-name="T24"> </text:span><text:span text:style-name="T19">Re</text:span></text:p>
      <text:p text:style-name="P6">por <text:s text:c="2"/>siempre Señor.</text:p>
      <text:p text:style-name="P53"/>
      <text:p text:style-name="P53"/>
      <text:p text:style-name="P53"/>
      <text:p text:style-name="P73"><text:soft-page-break/>SANTO</text:p>
      <text:p text:style-name="P54"/>
      <text:p text:style-name="P43"><text:span text:style-name="T20">Re</text:span><text:span text:style-name="T24"> <text:s text:c="9"/></text:span><text:span text:style-name="T20">La7</text:span><text:span text:style-name="T24"> <text:s text:c="8"/></text:span><text:span text:style-name="T20">Re <text:s text:c="9"/>La7</text:span></text:p>
      <text:p text:style-name="P16">SANTO, SANTO, SANTO</text:p>
      <text:p text:style-name="P12"><text:span text:style-name="T53">Re</text:span><text:span text:style-name="T52"> <text:s text:c="12"/></text:span><text:span text:style-name="T8">Sim</text:span><text:span text:style-name="T52"> </text:span><text:span text:style-name="T53">Sol</text:span><text:span text:style-name="T52"> </text:span><text:span text:style-name="T53">La <text:s text:c="3"/>La7</text:span></text:p>
      <text:p text:style-name="P16">SANTO ES EL SEÑOR</text:p>
      <text:p text:style-name="P36"><text:span text:style-name="T20"><text:s/>Re</text:span><text:span text:style-name="T24"> <text:s text:c="12"/></text:span><text:span text:style-name="T43">S</text:span><text:span text:style-name="T20">ol</text:span><text:span text:style-name="T24"> <text:s text:c="6"/></text:span><text:span text:style-name="T20">Re</text:span></text:p>
      <text:p text:style-name="P12"><text:span text:style-name="T60">SANTO ES EL SEÑOR</text:span>,</text:p>
      <text:p text:style-name="P40"><text:span text:style-name="T1"><text:s text:c="16"/></text:span><text:span text:style-name="T6">Fa#m <text:s/>Sol <text:s text:c="3"/>Re La7 Re <text:s/></text:span></text:p>
      <text:p text:style-name="P16">DIOS DEL U - - <text:s text:c="2"/>NI – VER - - SO.</text:p>
      <text:p text:style-name="P40"><text:span text:style-name="T20"><text:s/>Re</text:span><text:span text:style-name="T24"> <text:s text:c="12"/></text:span><text:span text:style-name="T43">S</text:span><text:span text:style-name="T20">ol</text:span><text:span text:style-name="T24"> <text:s text:c="6"/></text:span><text:span text:style-name="T20">Re</text:span></text:p>
      <text:p text:style-name="P12"><text:span text:style-name="T60">SANTO ES EL SEÑOR</text:span>,</text:p>
      <text:p text:style-name="P40"><text:span text:style-name="T1"><text:s text:c="16"/></text:span><text:span text:style-name="T6">Fa#m <text:s/>Sol <text:s text:c="3"/>Re La7 Re <text:s/></text:span></text:p>
      <text:p text:style-name="P16">DIOS DEL U - - <text:s text:c="2"/>NI – VER - - SO.</text:p>
      <text:p text:style-name="P16"/>
      <text:p text:style-name="P36"><text:span text:style-name="T21">Re</text:span><text:span text:style-name="T24"> <text:s text:c="11"/></text:span><text:span text:style-name="T21">Sol</text:span><text:span text:style-name="T24"> <text:s text:c="5"/></text:span><text:span text:style-name="T44">Re</text:span><text:span text:style-name="T24"> <text:s text:c="2"/></text:span><text:span text:style-name="T44">La7</text:span><text:span text:style-name="T24"> <text:s/></text:span><text:span text:style-name="T44">Sol</text:span><text:span text:style-name="T24"> </text:span><text:span text:style-name="T11"><text:s text:c="15"/></text:span><text:span text:style-name="T21">La <text:s text:c="7"/>La7</text:span></text:p>
      <text:p text:style-name="P6">Llenos están el cielo y la tierra de tu gloria</text:p>
      <text:p text:style-name="P46"/>
      <text:p text:style-name="P36"><text:s/><text:span text:style-name="T24"><text:s text:c="4"/></text:span><text:span text:style-name="T45">Re</text:span><text:span text:style-name="T24"> </text:span><text:span text:style-name="T11">F</text:span><text:span text:style-name="T22">a#m</text:span><text:span text:style-name="T24"> <text:s text:c="5"/></text:span><text:span text:style-name="T45">Sol <text:s/></text:span><text:span text:style-name="T22">Re</text:span><text:span text:style-name="T24"> <text:s text:c="7"/></text:span><text:span text:style-name="T45">Sol</text:span><text:span text:style-name="T24"> <text:s text:c="2"/></text:span><text:span text:style-name="T11"><text:s text:c="18"/></text:span><text:span text:style-name="T22">Re Solm <text:s/>La7</text:span></text:p>
      <text:p text:style-name="P6"><text:span text:style-name="T61">HOSANNA</text:span>, <text:span text:style-name="T61">HOSANNA</text:span>, <text:span text:style-name="T61">HOSANNA</text:span> <text:span text:style-name="T61">EN EL</text:span> <text:span text:style-name="T61">CI - <text:s/>E - - LO.</text:span></text:p>
      <text:p text:style-name="P41"><text:s/><text:span text:style-name="T24"><text:s text:c="4"/></text:span><text:span text:style-name="T45">Re</text:span><text:span text:style-name="T24"> </text:span><text:span text:style-name="T11">F</text:span><text:span text:style-name="T22">a#m</text:span><text:span text:style-name="T24"> <text:s text:c="5"/></text:span><text:span text:style-name="T45">Sol <text:s/></text:span><text:span text:style-name="T22">Re</text:span><text:span text:style-name="T24"> <text:s text:c="7"/></text:span><text:span text:style-name="T45">Sol</text:span><text:span text:style-name="T24"> <text:s text:c="2"/></text:span><text:span text:style-name="T11"><text:s text:c="18"/></text:span><text:span text:style-name="T22">Re <text:s/>La7 Re</text:span></text:p>
      <text:p text:style-name="P13"><text:span text:style-name="T61">HOSANNA</text:span>, <text:span text:style-name="T61">HOSANNA</text:span>, <text:span text:style-name="T61">HOSANNA</text:span> <text:span text:style-name="T61">EN EL</text:span> <text:span text:style-name="T61">CI - <text:s/>E - LO.</text:span></text:p>
      <text:p text:style-name="P13"/>
      <text:p text:style-name="P36"><text:s text:c="4"/><text:span text:style-name="T11"><text:s text:c="2"/></text:span><text:span text:style-name="T23">Re</text:span><text:span text:style-name="T24"> <text:s text:c="2"/></text:span><text:span text:style-name="T46">La7</text:span><text:span text:style-name="T24"> <text:s text:c="5"/></text:span><text:span text:style-name="T46">Re</text:span><text:span text:style-name="T24"> <text:s text:c="8"/></text:span><text:span text:style-name="T11">B</text:span><text:span text:style-name="T23">im</text:span><text:span text:style-name="T24"> </text:span><text:span text:style-name="T46">Fa#m</text:span><text:span text:style-name="T24"> <text:s text:c="10"/></text:span><text:span text:style-name="T23">La</text:span></text:p>
      <text:p text:style-name="P6">Bendito el que viene en nombre del Señor.</text:p>
      <text:p text:style-name="P46"/>
      <text:p text:style-name="P42"><text:s/><text:span text:style-name="T24"><text:s text:c="4"/></text:span><text:span text:style-name="T45">Re</text:span><text:span text:style-name="T24"> </text:span><text:span text:style-name="T11">F</text:span><text:span text:style-name="T22">a#m</text:span><text:span text:style-name="T24"> <text:s text:c="5"/></text:span><text:span text:style-name="T45">Sol <text:s/></text:span><text:span text:style-name="T22">Re</text:span><text:span text:style-name="T24"> <text:s text:c="7"/></text:span><text:span text:style-name="T45">Sol</text:span><text:span text:style-name="T24"> <text:s text:c="2"/></text:span><text:span text:style-name="T11"><text:s text:c="18"/></text:span><text:span text:style-name="T22">Re Solm <text:s/>La7</text:span></text:p>
      <text:p text:style-name="P14"><text:span text:style-name="T61">HOSANNA</text:span>, <text:span text:style-name="T61">HOSANNA</text:span>, <text:span text:style-name="T61">HOSANNA</text:span> <text:span text:style-name="T61">EN EL</text:span> <text:span text:style-name="T61">CI - <text:s/>E - - LO.</text:span></text:p>
      <text:p text:style-name="P42"><text:s/><text:span text:style-name="T24"><text:s text:c="4"/></text:span><text:span text:style-name="T45">Re</text:span><text:span text:style-name="T24"> </text:span><text:span text:style-name="T11">F</text:span><text:span text:style-name="T22">a#m</text:span><text:span text:style-name="T24"> <text:s text:c="5"/></text:span><text:span text:style-name="T45">Sol <text:s/></text:span><text:span text:style-name="T22">Re</text:span><text:span text:style-name="T24"> <text:s text:c="7"/></text:span><text:span text:style-name="T45">Sol</text:span><text:span text:style-name="T24"> <text:s text:c="2"/></text:span><text:span text:style-name="T11"><text:s text:c="18"/></text:span><text:span text:style-name="T22">Re <text:s/>La7 Re</text:span></text:p>
      <text:p text:style-name="P14"><text:span text:style-name="T7">HOSANNA</text:span><text:span text:style-name="T1">, </text:span><text:span text:style-name="T7">HOSANNA</text:span><text:span text:style-name="T1">, </text:span><text:span text:style-name="T7">HOSANNA</text:span><text:span text:style-name="T1"> </text:span><text:span text:style-name="T7">EN EL</text:span><text:span text:style-name="T1"> </text:span><text:span text:style-name="T7">CI - <text:s/>E - LO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73"><text:soft-page-break/>CORDERO DE DIOS</text:p>
      <text:p text:style-name="P54"/>
      <text:p text:style-name="P2"><text:span text:style-name="T57">Mi</text:span><text:span text:style-name="T51">m</text:span></text:p>
      <text:p text:style-name="P9">Cordero de dios</text:p>
      <text:p text:style-name="P33"><text:s text:c="12"/><text:span text:style-name="T54">La</text:span><text:span text:style-name="T30">m</text:span><text:span text:style-name="T25"> <text:s text:c="3"/></text:span><text:span text:style-name="T28">Mi</text:span><text:span text:style-name="T30">m</text:span><text:span text:style-name="T25"> <text:s text:c="18"/></text:span><text:span text:style-name="T32">Sol</text:span><text:span text:style-name="T30"> </text:span><text:span text:style-name="T31">La </text:span><text:span text:style-name="T35">Sim</text:span></text:p>
      <text:p text:style-name="P9">Tú que quitas el pecado del mu un do.</text:p>
      <text:p text:style-name="P33"><text:span text:style-name="T35">Sol</text:span><text:span text:style-name="T25"> <text:s text:c="8"/></text:span><text:span text:style-name="T35">Re</text:span><text:span text:style-name="T25"> <text:s text:c="9"/></text:span><text:span text:style-name="T33">Lam Mi</text:span><text:span text:style-name="T30">m</text:span><text:span text:style-name="T25"> <text:s/></text:span></text:p>
      <text:p text:style-name="P17">Ten piedad de nosotros.</text:p>
      <text:p text:style-name="P33"><text:s/><text:span text:style-name="T55">D</text:span><text:span text:style-name="T35">o</text:span><text:span text:style-name="T25"> <text:s text:c="6"/></text:span><text:span text:style-name="T33">Re <text:s text:c="4"/></text:span><text:span text:style-name="T30"><text:s text:c="11"/></text:span><text:span text:style-name="T35">Mi</text:span><text:span text:style-name="T30">m </text:span><text:span text:style-name="T35">Sim Mi</text:span><text:span text:style-name="T30">m</text:span></text:p>
      <text:p text:style-name="P17">TEN PIEDAD DE NOSO <text:s text:c="8"/>TROS.</text:p>
      <text:p text:style-name="P47"/>
      <text:p text:style-name="P4"><text:span text:style-name="T57">Mi</text:span><text:span text:style-name="T51">m</text:span></text:p>
      <text:p text:style-name="P15">Cordero de dios</text:p>
      <text:p text:style-name="P35"><text:s text:c="12"/><text:span text:style-name="T54">La</text:span><text:span text:style-name="T30">m</text:span><text:span text:style-name="T25"> <text:s text:c="3"/></text:span><text:span text:style-name="T28">Mi</text:span><text:span text:style-name="T30">m</text:span><text:span text:style-name="T25"> <text:s text:c="18"/></text:span><text:span text:style-name="T32">Sol</text:span><text:span text:style-name="T30"> </text:span><text:span text:style-name="T31">La </text:span><text:span text:style-name="T35">Sim</text:span></text:p>
      <text:p text:style-name="P15">Tú que quitas el pecado del mu un do.</text:p>
      <text:p text:style-name="P35"><text:span text:style-name="T35">Sol</text:span><text:span text:style-name="T25"> <text:s text:c="8"/></text:span><text:span text:style-name="T35">Re</text:span><text:span text:style-name="T25"> <text:s text:c="9"/></text:span><text:span text:style-name="T33">Lam Mi</text:span><text:span text:style-name="T30">m</text:span><text:span text:style-name="T25"> <text:s/></text:span></text:p>
      <text:p text:style-name="P17">Ten piedad de nosotros.</text:p>
      <text:p text:style-name="P35"><text:s/><text:span text:style-name="T55">D</text:span><text:span text:style-name="T35">o</text:span><text:span text:style-name="T25"> <text:s text:c="6"/></text:span><text:span text:style-name="T33">Re <text:s text:c="4"/></text:span><text:span text:style-name="T30"><text:s text:c="11"/></text:span><text:span text:style-name="T35">Mi</text:span><text:span text:style-name="T30">m </text:span><text:span text:style-name="T35">Sim Mi</text:span><text:span text:style-name="T30">m</text:span></text:p>
      <text:p text:style-name="P17">TEN PIEDAD DE NOSO <text:s text:c="8"/>TROS.</text:p>
      <text:p text:style-name="P47"/>
      <text:p text:style-name="P33"><text:span text:style-name="T56">Mi</text:span><text:span text:style-name="T30">m</text:span></text:p>
      <text:p text:style-name="P9">Cordero de dios</text:p>
      <text:p text:style-name="P33"><text:span text:style-name="T56">Fa</text:span> <text:s text:c="7"/><text:span text:style-name="T36">Sim</text:span><text:span text:style-name="T25"> <text:s text:c="12"/></text:span><text:span text:style-name="T36">La</text:span><text:span text:style-name="T30">m</text:span><text:span text:style-name="T25"> <text:s text:c="6"/></text:span><text:span text:style-name="T30"><text:s text:c="5"/></text:span><text:span text:style-name="T36">Fa</text:span><text:span text:style-name="T25"> </text:span><text:span text:style-name="T36">Mim</text:span></text:p>
      <text:p text:style-name="P9">Tú que quitas el pecado del mundo.</text:p>
      <text:p text:style-name="P33"><text:span text:style-name="T36">Mim</text:span><text:span text:style-name="T25"> <text:s/></text:span><text:span text:style-name="T34">Re</text:span><text:span text:style-name="T25"> <text:s text:c="4"/></text:span><text:span text:style-name="T34">La</text:span><text:span text:style-name="T30">m </text:span><text:span text:style-name="T36">Mi</text:span><text:span text:style-name="T30">m</text:span><text:span text:style-name="T25"> </text:span></text:p>
      <text:p text:style-name="P18">Da - nos la paz.</text:p>
      <text:p text:style-name="P33"><text:span text:style-name="T36">Do</text:span><text:span text:style-name="T25"> <text:s/></text:span><text:span text:style-name="T36">Re</text:span><text:span text:style-name="T25"> <text:s text:c="7"/></text:span><text:span text:style-name="T34">Do</text:span><text:span text:style-name="T29"> </text:span><text:span text:style-name="T36">Re Mim</text:span></text:p>
      <text:p text:style-name="P49"><text:span text:style-name="T47">DANOS LA PAZ</text:span></text:p>
      <text:p text:style-name="P59"/>
      <text:p text:style-name="P59">AMANDO AL AMADO</text:p>
      <text:p text:style-name="P64"/>
      <text:p text:style-name="P60">Mim <text:s text:c="47"/>Sim</text:p>
      <text:p text:style-name="P65">COMO UN SELLO EN TU CORAZÓN,</text:p>
      <text:p text:style-name="P60">Fa#m <text:s text:c="14"/>Re <text:s text:c="25"/>Mim</text:p>
      <text:p text:style-name="P65">COMO UN TATUAJE EN TU BRAZO.</text:p>
      <text:p text:style-name="P65"/>
      <text:p text:style-name="P60">Sim <text:s text:c="17"/>Fa#m <text:s text:c="4"/>Sim <text:s text:c="3"/>Sol <text:s text:c="7"/>Re <text:s text:c="7"/>Sol</text:p>
      <text:p text:style-name="P65">Que bella eres amada, mia palomas son tu ojos.</text:p>
      <text:p text:style-name="P60">La <text:s text:c="27"/>Mim <text:s text:c="7"/>La <text:s text:c="5"/>Fa#m <text:s/>Do#m Fa#m <text:s text:c="4"/>Sol La Si</text:p>
      <text:p text:style-name="P65">Que hermoso eres amado mio. Puro verdor es nuestro le <text:s text:c="6"/>cho.</text:p>
      <text:p text:style-name="P65"/>
      <text:p text:style-name="P61">Mim <text:s text:c="47"/>Sim</text:p>
      <text:p text:style-name="P66">COMO UN SELLO EN TU CORAZÓN,</text:p>
      <text:p text:style-name="P66"/>
      <text:p text:style-name="P66"/>
      <text:p text:style-name="P66"/>
      <text:p text:style-name="P66"/>
      <text:p text:style-name="P61"><text:soft-page-break/>Sim <text:s text:c="8"/>Fa#m <text:s text:c="9"/>Sim <text:s text:c="13"/>Sol <text:s text:c="5"/>Re <text:s text:c="8"/>Sol</text:p>
      <text:p text:style-name="P69">Mi amado bajo a su huerto, donde se cultivan flores.</text:p>
      <text:p text:style-name="P61">La <text:s text:c="14"/>Mim <text:s/>La <text:s text:c="5"/>Fa#m Do#m Fa#m <text:s text:c="4"/>Sol La <text:s/>Si</text:p>
      <text:p text:style-name="P69">Pastorea a su rebaño y va a <text:s/>reco - ger <text:s text:c="8"/>li – ir – os.</text:p>
      <text:p text:style-name="P69"/>
      <text:p text:style-name="P61">Mim <text:s text:c="47"/>Sim</text:p>
      <text:p text:style-name="P66">COMO UN SELLO EN TU CORAZÓN,</text:p>
      <text:p text:style-name="P65"/>
      <text:p text:style-name="P61">Sim <text:s text:c="5"/>Fa#m <text:s text:c="4"/>Sim <text:s text:c="17"/>Sol <text:s text:c="3"/>Re <text:s text:c="5"/>Sol</text:p>
      <text:p text:style-name="P69">Paloma mía perfecta. La preferida de su madre.</text:p>
      <text:p text:style-name="P61">La <text:s text:c="12"/>Mim <text:s text:c="2"/>La <text:s text:c="4"/>Fa#m <text:s text:c="4"/>Do#m <text:s text:c="2"/>Fa#m <text:s/>Sol <text:s/>La <text:s text:c="3"/>Si</text:p>
      <text:p text:style-name="P69">Doncellas la felicitan, reinas y concubinas la e – lo – gian.</text:p>
      <text:p text:style-name="P69"/>
      <text:p text:style-name="P62">Mim <text:s text:c="47"/>Sim</text:p>
      <text:p text:style-name="P67">COMO UN SELLO EN TU CORAZÓN,</text:p>
      <text:p text:style-name="P67"/>
      <text:p text:style-name="P62">Sim <text:s text:c="11"/>Fa#m <text:s text:c="18"/>Sim <text:s text:c="11"/>Sol <text:s text:c="6"/>Re <text:s text:c="15"/>Sol</text:p>
      <text:p text:style-name="P70">El amor es fuerte como la muerte, las aguas no lo apagaran.</text:p>
      <text:p text:style-name="P62">La <text:s text:c="12"/>Mim <text:s text:c="10"/>La <text:s text:c="5"/>Fa#m Do#m Fa#m <text:s/>Sol <text:s/>La <text:s/>Si</text:p>
      <text:p text:style-name="P70">Dar las vienes de la casa solo ga naría <text:s text:c="3"/>el <text:s text:c="4"/>des pre cio.</text:p>
      <text:p text:style-name="P70"/>
      <text:p text:style-name="P63">Mim <text:s text:c="47"/>Sim</text:p>
      <text:p text:style-name="P68">COMO UN SELLO EN TU CORAZÓN,</text:p>
      <text:p text:style-name="P64"/>
      <text:p text:style-name="P59">MARAVILLAS</text:p>
      <text:p text:style-name="P54"/>
      <text:p text:style-name="P76"><text:span text:style-name="T62">Fa</text:span> <text:s text:c="26"/><text:span text:style-name="T62">Lam <text:s text:c="4"/>Sib <text:s text:c="20"/>Do</text:span></text:p>
      <text:p text:style-name="P74">Maravillas hizo en mí, <text:span text:style-name="T62">mi</text:span> alma canta de gozo</text:p>
      <text:p text:style-name="P76"><text:s text:c="13"/><text:span text:style-name="T62">Rem <text:s text:c="14"/>Lam <text:s text:c="4"/>Sib <text:s text:c="24"/>Do</text:span></text:p>
      <text:p text:style-name="P74">pues al ver mi pequeñez se detuvieron sus ojos</text:p>
      <text:p text:style-name="P76"><text:s text:c="19"/><text:span text:style-name="T62">Rem <text:s text:c="17"/>Lam <text:s text:c="9"/>Sib <text:s text:c="18"/>Do</text:span></text:p>
      <text:p text:style-name="P74">y Él que es santo y poderoso hoy aguarda por mi sí.</text:p>
      <text:p text:style-name="P76"><text:s text:c="5"/><text:span text:style-name="T62">Fa <text:s text:c="20"/>Lam <text:s text:c="10"/>Sib <text:s text:c="4"/>Do7 <text:s text:c="6"/>Fa</text:span></text:p>
      <text:p text:style-name="P74">Mi alma canta de gozo Maravillas hizo en mí.</text:p>
      <text:p text:style-name="P74"/>
      <text:p text:style-name="P76"><text:span text:style-name="T62">Fa</text:span> <text:s text:c="26"/><text:span text:style-name="T62">Lam <text:s text:c="4"/>Sib <text:s text:c="20"/>Do</text:span></text:p>
      <text:p text:style-name="P74">Maravillas hizo en mí <text:span text:style-name="T62">d</text:span>el alma brota mi canto.</text:p>
      <text:p text:style-name="P76"><text:s text:c="8"/><text:span text:style-name="T62">Rem <text:s text:c="12"/>Lam <text:s text:c="12"/>Sib <text:s text:c="34"/>Do</text:span></text:p>
      <text:p text:style-name="P74">El Señor me ha amado <text:span text:style-name="T62">m</text:span>ás que a los lirios del campo.</text:p>
      <text:p text:style-name="P76"><text:s text:c="10"/><text:span text:style-name="T62">Rem <text:s text:c="7"/>Lam <text:s text:c="10"/>Sib <text:s text:c="15"/>Do</text:span></text:p>
      <text:p text:style-name="P74">Por el Espíritu Santo Él habita hoy en mí.</text:p>
      <text:p text:style-name="P76"><text:s text:c="5"/><text:span text:style-name="T62">Fa <text:s text:c="22"/>Lam <text:s text:c="12"/>Sib <text:s text:c="4"/>Do7 <text:s text:c="6"/>Fa</text:span></text:p>
      <text:p text:style-name="P74">No cese nunca mi canto, Maravillas hizo en mí.</text:p>
      <text:p text:style-name="P74"/>
      <text:p text:style-name="P77"><text:s text:c="10"/><text:span text:style-name="T62">Rem <text:s text:c="7"/>Lam <text:s text:c="10"/>Sib <text:s text:c="15"/>Do</text:span></text:p>
      <text:p text:style-name="P75">Por el Espíritu Santo Él habita hoy en mí.</text:p>
      <text:p text:style-name="P77"><text:s text:c="5"/><text:span text:style-name="T62">Fa <text:s text:c="22"/>Lam <text:s text:c="12"/>Sib <text:s text:c="4"/>Do7 <text:s text:c="6"/>Fa</text:span></text:p>
      <text:p text:style-name="P75">No cese nunca mi canto, Maravillas hizo en mí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 Medium" svg:font-family="'Inter Medium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Roboto Mono" svg:font-family="'Roboto Mono', 'Courier New', Courier, monospac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0:31:58.772901406</meta:creation-date>
    <dc:date>2023-12-09T08:10:54.228144596</dc:date>
    <meta:editing-duration>PT7H38M41S</meta:editing-duration>
    <meta:editing-cycles>28</meta:editing-cycles>
    <meta:generator>LibreOffice/7.5.6.2$Linux_X86_64 LibreOffice_project/50$Build-2</meta:generator>
    <meta:document-statistic meta:table-count="0" meta:image-count="0" meta:object-count="0" meta:page-count="6" meta:paragraph-count="235" meta:word-count="1142" meta:character-count="8419" meta:non-whitespace-character-count="4071"/>
  </office:meta>
</office:document-meta>
</file>